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808080" draw:fill="solid" draw:fill-color="#ffffcc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1cm" svg:stroke-color="#808080" draw:fill="solid" draw:fill-color="#00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2cm" draw:marker-end-width="0.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05cm" draw:marker-end-width="0.05cm" draw:fill="solid" draw:fill-color="#ffd32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05cm" draw:marker-end-width="0.05cm" draw:fill="solid" draw:fill-color="#00bfff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1.958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6cm" svg:height="18.25cm" svg:x="0.65cm" svg:y="1.5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in software</text:p>
        </draw:rect>
        <draw:rect draw:style-name="gr2" draw:text-style-name="P1" draw:layer="layout" svg:width="9.95cm" svg:height="18.25cm" svg:x="19.2cm" svg:y="1.5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T1 (PT2) behaviour</text:p>
        </draw:rect>
        <draw:ellipse draw:style-name="gr3" draw:text-style-name="P1" xml:id="id2" draw:id="id2" draw:layer="layout" svg:width="3.58cm" svg:height="3.676cm" svg:x="7.27cm" svg:y="5.75cm">
          <text:p/>
        </draw:ellipse>
        <draw:rect draw:style-name="gr4" draw:text-style-name="P1" xml:id="id1" draw:id="id1" draw:layer="layout" svg:width="4.55cm" svg:height="2.496cm" svg:x="1cm" svg:y="2.854cm">
          <text:p text:style-name="P1">desired_speed</text:p>
          <text:p text:style-name="P1">in mm/sec</text:p>
        </draw:rect>
        <draw:rect draw:style-name="gr5" draw:text-style-name="P1" xml:id="id4" draw:id="id4" draw:layer="layout" svg:width="3.06cm" svg:height="2.496cm" svg:x="22.1cm" svg:y="2.8cm">
          <text:p text:style-name="P1">Motor (P!)</text:p>
        </draw:rect>
        <draw:rect draw:style-name="gr4" draw:text-style-name="P1" xml:id="id3" draw:id="id3" draw:layer="layout" svg:width="3.69cm" svg:height="2.496cm" svg:x="13.26cm" svg:y="2.8cm">
          <text:p text:style-name="P1">PI controller</text:p>
        </draw:rect>
        <draw:rect draw:style-name="gr5" draw:text-style-name="P1" xml:id="id5" draw:id="id5" draw:layer="layout" svg:width="5.6cm" svg:height="2.496cm" svg:x="20.81cm" svg:y="13.654cm">
          <text:p text:style-name="P1">Hall-Sensor (T1!)</text:p>
        </draw:rect>
        <draw:rect draw:style-name="gr4" draw:text-style-name="P1" xml:id="id6" draw:id="id6" draw:layer="layout" svg:width="6.45cm" svg:height="2.496cm" svg:x="9.6cm" svg:y="13.65cm">
          <text:p text:style-name="P1">Conversion (linear)</text:p>
        </draw:rect>
        <draw:connector draw:style-name="gr6" draw:text-style-name="P1" draw:layer="layout" svg:x1="5.55cm" svg:y1="4.102cm" svg:x2="7.27cm" svg:y2="7.588cm" draw:start-shape="id1" draw:start-glue-point="1" draw:end-shape="id2" draw:end-glue-point="3" svg:d="m5550 4102h836v3486h884">
          <text:p/>
        </draw:connector>
        <draw:connector draw:style-name="gr7" draw:text-style-name="P1" draw:layer="layout" svg:x1="10.85cm" svg:y1="7.588cm" svg:x2="13.26cm" svg:y2="4.048cm" draw:start-shape="id2" draw:start-glue-point="1" draw:end-shape="id3" svg:d="m10850 7588h1230v-3540h1180">
          <text:p/>
        </draw:connector>
        <draw:connector draw:style-name="gr7" draw:text-style-name="P1" draw:layer="layout" svg:x1="16.95cm" svg:y1="4.048cm" svg:x2="22.1cm" svg:y2="4.048cm" draw:start-shape="id3" draw:start-glue-point="1" draw:end-shape="id4" svg:d="m16950 4048h5150">
          <text:p/>
        </draw:connector>
        <draw:connector draw:style-name="gr7" draw:text-style-name="P1" draw:layer="layout" svg:x1="25.16cm" svg:y1="4.048cm" svg:x2="28.258cm" svg:y2="4.074cm" draw:start-shape="id4" draw:start-glue-point="1" svg:d="m25160 4048h1800v26h1298">
          <text:p/>
        </draw:connector>
        <draw:connector draw:style-name="gr7" draw:text-style-name="P1" draw:layer="layout" svg:x1="20.81cm" svg:y1="14.902cm" svg:x2="16.05cm" svg:y2="14.898cm" draw:start-shape="id5" draw:start-glue-point="3" draw:end-shape="id6" draw:end-glue-point="1" svg:d="m20810 14902h-2380v-4h-2380">
          <text:p/>
        </draw:connector>
        <draw:connector draw:style-name="gr7" draw:text-style-name="P1" draw:layer="layout" svg:x1="25.16cm" svg:y1="4.048cm" svg:x2="26.41cm" svg:y2="14.902cm" draw:start-shape="id4" draw:start-glue-point="1" draw:end-shape="id5" draw:end-glue-point="1" svg:d="m25160 4048h1751v10854h-501">
          <text:p/>
        </draw:connector>
        <draw:connector draw:style-name="gr7" draw:text-style-name="P1" draw:layer="layout" svg:x1="9.6cm" svg:y1="14.898cm" svg:x2="9.06cm" svg:y2="9.426cm" draw:start-shape="id6" draw:start-glue-point="3" draw:end-shape="id2" svg:d="m9600 14898h-540v-5472">
          <text:p/>
        </draw:connector>
        <draw:frame draw:style-name="gr8" draw:text-style-name="P2" draw:layer="layout" svg:width="0.7cm" svg:height="2.308cm" svg:x="6.05cm" svg:y="7.25cm">
          <draw:text-box>
            <text:p text:style-name="P2"><text:span text:style-name="T1">+</text:span></text:p>
          </draw:text-box>
        </draw:frame>
        <draw:frame draw:style-name="gr8" draw:text-style-name="P2" draw:layer="layout" svg:width="0.7cm" svg:height="2.308cm" svg:x="9cm" svg:y="8.85cm">
          <draw:text-box>
            <text:p text:style-name="P2"><text:span text:style-name="T1">-</text:span></text:p>
          </draw:text-box>
        </draw:frame>
        <draw:frame draw:style-name="gr8" draw:text-style-name="P3" draw:layer="layout" svg:width="4.7cm" svg:height="2.308cm" svg:x="10.65cm" svg:y="7.492cm">
          <draw:text-box>
            <text:p text:style-name="P3"><text:span text:style-name="T2">error</text:span></text:p>
            <text:p text:style-name="P3"><text:span text:style-name="T2">in mm/sec</text:span></text:p>
          </draw:text-box>
        </draw:frame>
        <draw:frame draw:style-name="gr8" draw:text-style-name="P3" draw:layer="layout" svg:width="5.8cm" svg:height="2.308cm" svg:x="17.15cm" svg:y="3.118cm">
          <draw:text-box>
            <text:p text:style-name="P3"><text:span text:style-name="T2">control value</text:span></text:p>
            <text:p text:style-name="P3"><text:span text:style-name="T2">in mm/sec</text:span></text:p>
          </draw:text-box>
        </draw:frame>
        <draw:frame draw:style-name="gr8" draw:text-style-name="P3" draw:layer="layout" svg:width="5.8cm" svg:height="2.308cm" svg:x="25.1cm" svg:y="2.342cm">
          <draw:text-box>
            <text:p text:style-name="P3"><text:span text:style-name="T2">speed</text:span></text:p>
            <text:p text:style-name="P3"><text:span text:style-name="T2">natural value</text:span></text:p>
          </draw:text-box>
        </draw:frame>
        <draw:frame draw:style-name="gr8" draw:text-style-name="P3" draw:layer="layout" svg:width="5.8cm" svg:height="2.308cm" svg:x="16.3cm" svg:y="14.05cm">
          <draw:text-box>
            <text:p text:style-name="P3"><text:span text:style-name="T2">current_speed</text:span></text:p>
            <text:p text:style-name="P3"><text:span text:style-name="T2">in ticks/10ms</text:span></text:p>
          </draw:text-box>
        </draw:frame>
        <draw:frame draw:style-name="gr8" draw:text-style-name="P3" draw:layer="layout" svg:width="5.8cm" svg:height="2.308cm" svg:x="5.2cm" svg:y="14.792cm">
          <draw:text-box>
            <text:p text:style-name="P3"><text:span text:style-name="T2">current speed</text:span></text:p>
            <text:p text:style-name="P3"><text:span text:style-name="T2">in mm/sec</text:span></text:p>
          </draw:text-box>
        </draw:frame>
        <draw:circle draw:style-name="gr9" draw:text-style-name="P1" draw:layer="layout" svg:width="0.35cm" svg:height="0.35cm" svg:x="26.7cm" svg:y="3.8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3-23T19:27:00.88</dc:date>
    <dc:creator>Florian Hisch</dc:creator>
    <meta:editing-duration>PT3H7M</meta:editing-duration>
    <meta:editing-cycles>11</meta:editing-cycles>
    <meta:generator>OpenOffice.org/3.3$Win32 OpenOffice.org_project/330m20$Build-9567</meta:generator>
    <meta:document-statistic meta:object-count="23"/>
  </office:meta>
</office:document-meta>
</file>